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1638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3571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3"/>
    <style:style style:name="ce3" style:family="table-cell" style:parent-style-name="Default" style:data-style-name="N134"/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in" svg:height="8in" svg:x="2.5488in" svg:y="0.9831in">
            <draw:object draw:notify-on-update-of-ranges="Sheet1.P15:Sheet1.P50 Sheet1.Q15:Sheet1.Q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3" table:default-cell-style-name="Default"/>
        <table:table-row table:style-name="ro1">
          <table:table-cell office:value-type="string" calcext:value-type="string">
            <text:p>No.</text:p>
          </table:table-cell>
          <table:table-cell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Parameters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.0000</text:p>
          </table:table-cell>
          <table:table-cell office:value-type="float" office:value="-3" calcext:value-type="float">
            <text:p>-3.0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Lwake</text:p>
          </table:table-cell>
          <table:table-cell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.0000</text:p>
          </table:table-cell>
          <table:table-cell table:formula="of:=-Lwake" office:value-type="float" office:value="-0.15" calcext:value-type="float">
            <text:p>-0.15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Llip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Dlip</text:p>
          </table:table-cell>
          <table:table-cell office:value-type="float" office:value="0.37" calcext:value-type="float">
            <text:p>0.37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.0000</text:p>
          </table:table-cell>
          <table:table-cell office:value-type="float" office:value="3" calcext:value-type="float">
            <text:p>3.0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Douter</text:p>
          </table:table-cell>
          <table:table-cell office:value-type="float" office:value="0.38" calcext:value-type="float">
            <text:p>0.3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number-columns-repeated="2" office:value-type="float" office:value="3" calcext:value-type="float">
            <text:p>3.0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)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.0000</text:p>
          </table:table-cell>
          <table:table-cell table:formula="of:=-Lwake" office:value-type="float" office:value="-0.15" calcext:value-type="float">
            <text:p>-0.1500</text:p>
          </table:table-cell>
          <table:table-cell/>
          <table:table-cell office:value-type="string" calcext:value-type="string">
            <text:p>)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.0000</text:p>
          </table:table-cell>
          <table:table-cell office:value-type="float" office:value="-3" calcext:value-type="float">
            <text:p>-3.0000</text:p>
          </table:table-cell>
          <table:table-cell/>
          <table:table-cell office:value-type="string" calcext:value-type="string">
            <text:p>)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office:value-type="float" office:value="0.36" calcext:value-type="float">
            <text:p>0.3600</text:p>
          </table:table-cell>
          <table:table-cell office:value-type="float" office:value="-3" calcext:value-type="float">
            <text:p>-3.0000</text:p>
          </table:table-cell>
          <table:table-cell/>
          <table:table-cell office:value-type="string" calcext:value-type="string">
            <text:p>)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office:value-type="float" office:value="0.35" calcext:value-type="float">
            <text:p>0.3500</text:p>
          </table:table-cell>
          <table:table-cell office:value-type="float" office:value="-3" calcext:value-type="float">
            <text:p>-3.0000</text:p>
          </table:table-cell>
          <table:table-cell/>
          <table:table-cell office:value-type="string" calcext:value-type="string">
            <text:p>)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[.P15]" office:value-type="float" office:value="0.35" calcext:value-type="float">
            <text:p>0.3500</text:p>
          </table:table-cell>
          <table:table-cell table:formula="of:=[.Q15]" office:value-type="float" office:value="-0.1" calcext:value-type="float">
            <text:p>-0.1000</text:p>
          </table:table-cell>
          <table:table-cell/>
          <table:table-cell office:value-type="string" calcext:value-type="string">
            <text:p>)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[.P16]" office:value-type="float" office:value="0.350154212488899" calcext:value-type="float">
            <text:p>0.3502</text:p>
          </table:table-cell>
          <table:table-cell table:formula="of:=[.Q16]" office:value-type="float" office:value="0.0102871850826752" calcext:value-type="float">
            <text:p>0.0103</text:p>
          </table:table-cell>
          <table:table-cell/>
          <table:table-cell office:value-type="string" calcext:value-type="string">
            <text:p>)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[.P17]" office:value-type="float" office:value="0.350616849955597" calcext:value-type="float">
            <text:p>0.3506</text:p>
          </table:table-cell>
          <table:table-cell table:formula="of:=[.Q17]" office:value-type="float" office:value="0.0205743701653504" calcext:value-type="float">
            <text:p>0.0206</text:p>
          </table:table-cell>
          <table:table-cell/>
          <table:table-cell office:value-type="string" calcext:value-type="string">
            <text:p>)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[.P18]" office:value-type="float" office:value="0.351387912400093" calcext:value-type="float">
            <text:p>0.3514</text:p>
          </table:table-cell>
          <table:table-cell table:formula="of:=[.Q18]" office:value-type="float" office:value="0.0308615552480256" calcext:value-type="float">
            <text:p>0.0309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[.P19]" office:value-type="float" office:value="0.352467399822387" calcext:value-type="float">
            <text:p>0.3525</text:p>
          </table:table-cell>
          <table:table-cell table:formula="of:=[.Q19]" office:value-type="float" office:value="0.0411487403307007" calcext:value-type="float">
            <text:p>0.0411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15]+0.35" office:value-type="float" office:value="0.35" calcext:value-type="float">
            <text:p>0.35</text:p>
          </table:table-cell>
          <table:table-cell table:formula="of:=[.S15]" office:value-type="float" office:value="-0.1" calcext:value-type="float">
            <text:p>-0.1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[.P20]" office:value-type="float" office:value="0.35385531222248" calcext:value-type="float">
            <text:p>0.3539</text:p>
          </table:table-cell>
          <table:table-cell table:formula="of:=[.Q20]" office:value-type="float" office:value="0.0514359254133759" calcext:value-type="float">
            <text:p>0.0514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16]+0.35" office:value-type="float" office:value="0.350154212488899" calcext:value-type="float">
            <text:p>0.350154212488899</text:p>
          </table:table-cell>
          <table:table-cell table:formula="of:=[.S16]" office:value-type="float" office:value="0.0102871850826752" calcext:value-type="float">
            <text:p>0.010287185082675</text:p>
          </table:table-cell>
          <table:table-cell/>
          <table:table-cell office:value-type="float" office:value="0.0102871850826752" calcext:value-type="float">
            <text:p>0.010287185082675</text:p>
          </table:table-cell>
          <table:table-cell table:style-name="ce4" office:value-type="float" office:value="0.000154212488899186" calcext:value-type="float">
            <text:p>1.54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[.P21]" office:value-type="float" office:value="0.355551649600371" calcext:value-type="float">
            <text:p>0.3556</text:p>
          </table:table-cell>
          <table:table-cell table:formula="of:=[.Q21]" office:value-type="float" office:value="0.0617231104960511" calcext:value-type="float">
            <text:p>0.0617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17]+0.35" office:value-type="float" office:value="0.350616849955597" calcext:value-type="float">
            <text:p>0.350616849955597</text:p>
          </table:table-cell>
          <table:table-cell table:formula="of:=[.S17]" office:value-type="float" office:value="0.0205743701653504" calcext:value-type="float">
            <text:p>0.02057437016535</text:p>
          </table:table-cell>
          <table:table-cell/>
          <table:table-cell office:value-type="float" office:value="0.0205743701653504" calcext:value-type="float">
            <text:p>0.02057437016535</text:p>
          </table:table-cell>
          <table:table-cell office:value-type="float" office:value="0.000616849955596746" calcext:value-type="float">
            <text:p>0.0006168499555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[.P22]" office:value-type="float" office:value="0.35755641195606" calcext:value-type="float">
            <text:p>0.3576</text:p>
          </table:table-cell>
          <table:table-cell table:formula="of:=[.Q22]" office:value-type="float" office:value="0.0720102955787263" calcext:value-type="float">
            <text:p>0.0720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18]+0.35" office:value-type="float" office:value="0.351387912400093" calcext:value-type="float">
            <text:p>0.351387912400093</text:p>
          </table:table-cell>
          <table:table-cell table:formula="of:=[.S18]" office:value-type="float" office:value="0.0308615552480256" calcext:value-type="float">
            <text:p>0.030861555248026</text:p>
          </table:table-cell>
          <table:table-cell/>
          <table:table-cell office:value-type="float" office:value="0.0308615552480256" calcext:value-type="float">
            <text:p>0.030861555248026</text:p>
          </table:table-cell>
          <table:table-cell office:value-type="float" office:value="0.00138791240009268" calcext:value-type="float">
            <text:p>0.0013879124000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[.P23]" office:value-type="float" office:value="0.359869599289548" calcext:value-type="float">
            <text:p>0.3599</text:p>
          </table:table-cell>
          <table:table-cell table:formula="of:=[.Q23]" office:value-type="float" office:value="0.0822974806614015" calcext:value-type="float">
            <text:p>0.0823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19]+0.35" office:value-type="float" office:value="0.352467399822387" calcext:value-type="float">
            <text:p>0.352467399822387</text:p>
          </table:table-cell>
          <table:table-cell table:formula="of:=[.S19]" office:value-type="float" office:value="0.0411487403307007" calcext:value-type="float">
            <text:p>0.041148740330701</text:p>
          </table:table-cell>
          <table:table-cell/>
          <table:table-cell office:value-type="float" office:value="0.0411487403307007" calcext:value-type="float">
            <text:p>0.041148740330701</text:p>
          </table:table-cell>
          <table:table-cell office:value-type="float" office:value="0.00246739982238698" calcext:value-type="float">
            <text:p>0.0024673998223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[.P24]" office:value-type="float" office:value="0.362491211600834" calcext:value-type="float">
            <text:p>0.3625</text:p>
          </table:table-cell>
          <table:table-cell table:formula="of:=[.Q24]" office:value-type="float" office:value="0.0925846657440767" calcext:value-type="float">
            <text:p>0.0926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20]+0.35" office:value-type="float" office:value="0.35385531222248" calcext:value-type="float">
            <text:p>0.35385531222248</text:p>
          </table:table-cell>
          <table:table-cell table:formula="of:=[.S20]" office:value-type="float" office:value="0.0514359254133759" calcext:value-type="float">
            <text:p>0.051435925413376</text:p>
          </table:table-cell>
          <table:table-cell/>
          <table:table-cell office:value-type="float" office:value="0.0514359254133759" calcext:value-type="float">
            <text:p>0.051435925413376</text:p>
          </table:table-cell>
          <table:table-cell office:value-type="float" office:value="0.00385531222247966" calcext:value-type="float">
            <text:p>0.003855312222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[.P25]" office:value-type="float" office:value="0.365421248889919" calcext:value-type="float">
            <text:p>0.3654</text:p>
          </table:table-cell>
          <table:table-cell table:formula="of:=[.Q25]" office:value-type="float" office:value="0.102871850826752" calcext:value-type="float">
            <text:p>0.1029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21]+0.35" office:value-type="float" office:value="0.355551649600371" calcext:value-type="float">
            <text:p>0.355551649600371</text:p>
          </table:table-cell>
          <table:table-cell table:formula="of:=[.S21]" office:value-type="float" office:value="0.0617231104960511" calcext:value-type="float">
            <text:p>0.061723110496051</text:p>
          </table:table-cell>
          <table:table-cell/>
          <table:table-cell office:value-type="float" office:value="0.0617231104960511" calcext:value-type="float">
            <text:p>0.061723110496051</text:p>
          </table:table-cell>
          <table:table-cell office:value-type="float" office:value="0.00555164960037071" calcext:value-type="float">
            <text:p>0.0055516496003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[.P26]" office:value-type="float" office:value="0.365421248889919" calcext:value-type="float">
            <text:p>0.3654</text:p>
          </table:table-cell>
          <table:table-cell table:formula="of:=[.Q26]" office:value-type="float" office:value="0.102871850826752" calcext:value-type="float">
            <text:p>0.1029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22]+0.35" office:value-type="float" office:value="0.35755641195606" calcext:value-type="float">
            <text:p>0.35755641195606</text:p>
          </table:table-cell>
          <table:table-cell table:formula="of:=[.S22]" office:value-type="float" office:value="0.0720102955787263" calcext:value-type="float">
            <text:p>0.072010295578726</text:p>
          </table:table-cell>
          <table:table-cell/>
          <table:table-cell office:value-type="float" office:value="0.0720102955787263" calcext:value-type="float">
            <text:p>0.072010295578726</text:p>
          </table:table-cell>
          <table:table-cell office:value-type="float" office:value="0.00755641195606014" calcext:value-type="float">
            <text:p>0.007556411956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table:formula="of:=[.P27]" office:value-type="float" office:value="0.365603073792141" calcext:value-type="float">
            <text:p>0.3656</text:p>
          </table:table-cell>
          <table:table-cell table:formula="of:=[.Q27]" office:value-type="float" office:value="0.103420201433257" calcext:value-type="float">
            <text:p>0.1034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23]+0.35" office:value-type="float" office:value="0.359869599289548" calcext:value-type="float">
            <text:p>0.359869599289548</text:p>
          </table:table-cell>
          <table:table-cell table:formula="of:=[.S23]" office:value-type="float" office:value="0.0822974806614015" calcext:value-type="float">
            <text:p>0.082297480661402</text:p>
          </table:table-cell>
          <table:table-cell/>
          <table:table-cell office:value-type="float" office:value="0.0822974806614015" calcext:value-type="float">
            <text:p>0.082297480661402</text:p>
          </table:table-cell>
          <table:table-cell office:value-type="float" office:value="0.00986959928954793" calcext:value-type="float">
            <text:p>0.0098695992895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table:formula="of:=[.P28]" office:value-type="float" office:value="0.366339745962156" calcext:value-type="float">
            <text:p>0.3663</text:p>
          </table:table-cell>
          <table:table-cell table:formula="of:=[.Q28]" office:value-type="float" office:value="0.105" calcext:value-type="float">
            <text:p>0.1050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24]+0.35" office:value-type="float" office:value="0.362491211600834" calcext:value-type="float">
            <text:p>0.362491211600834</text:p>
          </table:table-cell>
          <table:table-cell table:formula="of:=[.S24]" office:value-type="float" office:value="0.0925846657440767" calcext:value-type="float">
            <text:p>0.092584665744077</text:p>
          </table:table-cell>
          <table:table-cell/>
          <table:table-cell office:value-type="float" office:value="0.0925846657440767" calcext:value-type="float">
            <text:p>0.092584665744077</text:p>
          </table:table-cell>
          <table:table-cell office:value-type="float" office:value="0.0124912116008341" calcext:value-type="float">
            <text:p>0.0124912116008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table:formula="of:=[.P29]" office:value-type="float" office:value="0.36733955556881" calcext:value-type="float">
            <text:p>0.3673</text:p>
          </table:table-cell>
          <table:table-cell table:formula="of:=[.Q29]" office:value-type="float" office:value="0.106427876096865" calcext:value-type="float">
            <text:p>0.1064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25]+0.35" office:value-type="float" office:value="0.365421248889919" calcext:value-type="float">
            <text:p>0.365421248889919</text:p>
          </table:table-cell>
          <table:table-cell table:formula="of:=[.S25]" office:value-type="float" office:value="0.102871850826752" calcext:value-type="float">
            <text:p>0.102871850826752</text:p>
          </table:table-cell>
          <table:table-cell/>
          <table:table-cell office:value-type="float" office:value="0.102871850826752" calcext:value-type="float">
            <text:p>0.102871850826752</text:p>
          </table:table-cell>
          <table:table-cell office:value-type="float" office:value="0.0154212488899186" calcext:value-type="float">
            <text:p>0.0154212488899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</text:p>
          </table:table-cell>
          <table:table-cell table:formula="of:=[.P30]" office:value-type="float" office:value="0.368572123903135" calcext:value-type="float">
            <text:p>0.3686</text:p>
          </table:table-cell>
          <table:table-cell table:formula="of:=[.Q30]" office:value-type="float" office:value="0.10766044443119" calcext:value-type="float">
            <text:p>0.1077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26]+0.35" office:value-type="float" office:value="0.365421248889919" calcext:value-type="float">
            <text:p>0.365421248889919</text:p>
          </table:table-cell>
          <table:table-cell table:formula="of:=[.S26]" office:value-type="float" office:value="0.102871850826752" calcext:value-type="float">
            <text:p>0.102871850826752</text:p>
          </table:table-cell>
          <table:table-cell/>
          <table:table-cell office:value-type="float" office:value="0.102871850826752" calcext:value-type="float">
            <text:p>0.102871850826752</text:p>
          </table:table-cell>
          <table:table-cell office:value-type="float" office:value="0.0154212488899186" calcext:value-type="float">
            <text:p>0.0154212488899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(</text:p>
          </table:table-cell>
          <table:table-cell table:formula="of:=[.P31]" office:value-type="float" office:value="0.37" calcext:value-type="float">
            <text:p>0.3700</text:p>
          </table:table-cell>
          <table:table-cell table:formula="of:=[.Q31]" office:value-type="float" office:value="0.108660254037844" calcext:value-type="float">
            <text:p>0.1087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27]+0.35" office:value-type="float" office:value="0.365603073792141" calcext:value-type="float">
            <text:p>0.365603073792141</text:p>
          </table:table-cell>
          <table:table-cell table:style-name="ce3" table:formula="of:=[.S27]" office:value-type="float" office:value="0.103420201433257" calcext:value-type="float">
            <text:p>0.10342</text:p>
          </table:table-cell>
          <table:table-cell/>
          <table:table-cell table:style-name="ce3" office:value-type="float" office:value="0.103420201433257" calcext:value-type="float">
            <text:p>0.10342</text:p>
          </table:table-cell>
          <table:table-cell office:value-type="float" office:value="0.0156030737921409" calcext:value-type="float">
            <text:p>0.0156030737921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(</text:p>
          </table:table-cell>
          <table:table-cell table:formula="of:=[.P32]" office:value-type="float" office:value="0.371579798566743" calcext:value-type="float">
            <text:p>0.3716</text:p>
          </table:table-cell>
          <table:table-cell table:formula="of:=[.Q32]" office:value-type="float" office:value="0.109396926207859" calcext:value-type="float">
            <text:p>0.1094</text:p>
          </table:table-cell>
          <table:table-cell/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  <table:table-cell table:formula="of:=[.T28]+0.35" office:value-type="float" office:value="0.366339745962156" calcext:value-type="float">
            <text:p>0.366339745962156</text:p>
          </table:table-cell>
          <table:table-cell table:style-name="ce3" table:formula="of:=[.S28]" office:value-type="float" office:value="0.105" calcext:value-type="float">
            <text:p>0.10500</text:p>
          </table:table-cell>
          <table:table-cell/>
          <table:table-cell table:style-name="ce3" office:value-type="float" office:value="0.105" calcext:value-type="float">
            <text:p>0.10500</text:p>
          </table:table-cell>
          <table:table-cell office:value-type="float" office:value="0.0163397459621556" calcext:value-type="float">
            <text:p>0.0163397459621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(</text:p>
          </table:table-cell>
          <table:table-cell table:formula="of:=[.P33]" office:value-type="float" office:value="0.373263518223331" calcext:value-type="float">
            <text:p>0.3733</text:p>
          </table:table-cell>
          <table:table-cell table:formula="of:=[.Q33]" office:value-type="float" office:value="0.109848077530122" calcext:value-type="float">
            <text:p>0.1098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29]+0.35" office:value-type="float" office:value="0.36733955556881" calcext:value-type="float">
            <text:p>0.36733955556881</text:p>
          </table:table-cell>
          <table:table-cell table:style-name="ce3" table:formula="of:=[.S29]" office:value-type="float" office:value="0.106427876096865" calcext:value-type="float">
            <text:p>0.10643</text:p>
          </table:table-cell>
          <table:table-cell/>
          <table:table-cell table:style-name="ce3" office:value-type="float" office:value="0.106427876096865" calcext:value-type="float">
            <text:p>0.10643</text:p>
          </table:table-cell>
          <table:table-cell office:value-type="float" office:value="0.0173395555688102" calcext:value-type="float">
            <text:p>0.017339555568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(</text:p>
          </table:table-cell>
          <table:table-cell table:formula="of:=[.P34]" office:value-type="float" office:value="0.375" calcext:value-type="float">
            <text:p>0.3750</text:p>
          </table:table-cell>
          <table:table-cell table:formula="of:=[.Q34]" office:value-type="float" office:value="0.11" calcext:value-type="float">
            <text:p>0.1100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30]+0.35" office:value-type="float" office:value="0.368572123903135" calcext:value-type="float">
            <text:p>0.368572123903135</text:p>
          </table:table-cell>
          <table:table-cell table:style-name="ce3" table:formula="of:=[.S30]" office:value-type="float" office:value="0.10766044443119" calcext:value-type="float">
            <text:p>0.10766</text:p>
          </table:table-cell>
          <table:table-cell/>
          <table:table-cell table:style-name="ce3" office:value-type="float" office:value="0.10766044443119" calcext:value-type="float">
            <text:p>0.10766</text:p>
          </table:table-cell>
          <table:table-cell office:value-type="float" office:value="0.0185721239031346" calcext:value-type="float">
            <text:p>0.0185721239031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(</text:p>
          </table:table-cell>
          <table:table-cell table:formula="of:=[.P35]" office:value-type="float" office:value="0.376736481776669" calcext:value-type="float">
            <text:p>0.3767</text:p>
          </table:table-cell>
          <table:table-cell table:formula="of:=[.Q35]" office:value-type="float" office:value="0.109848077530122" calcext:value-type="float">
            <text:p>0.1098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31]+0.35" office:value-type="float" office:value="0.37" calcext:value-type="float">
            <text:p>0.37</text:p>
          </table:table-cell>
          <table:table-cell table:style-name="ce3" table:formula="of:=[.S31]" office:value-type="float" office:value="0.108660254037844" calcext:value-type="float">
            <text:p>0.10866</text:p>
          </table:table-cell>
          <table:table-cell/>
          <table:table-cell table:style-name="ce3" office:value-type="float" office:value="0.108660254037844" calcext:value-type="float">
            <text:p>0.1086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(</text:p>
          </table:table-cell>
          <table:table-cell table:formula="of:=[.P36]" office:value-type="float" office:value="0.378420201433257" calcext:value-type="float">
            <text:p>0.3784</text:p>
          </table:table-cell>
          <table:table-cell table:formula="of:=[.Q36]" office:value-type="float" office:value="0.109396926207859" calcext:value-type="float">
            <text:p>0.1094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32]+0.35" office:value-type="float" office:value="0.371579798566743" calcext:value-type="float">
            <text:p>0.371579798566743</text:p>
          </table:table-cell>
          <table:table-cell table:style-name="ce3" table:formula="of:=[.S32]" office:value-type="float" office:value="0.109396926207859" calcext:value-type="float">
            <text:p>0.10940</text:p>
          </table:table-cell>
          <table:table-cell/>
          <table:table-cell table:style-name="ce3" office:value-type="float" office:value="0.109396926207859" calcext:value-type="float">
            <text:p>0.10940</text:p>
          </table:table-cell>
          <table:table-cell office:value-type="float" office:value="0.0215797985667433" calcext:value-type="float">
            <text:p>0.0215797985667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(</text:p>
          </table:table-cell>
          <table:table-cell table:formula="of:=[.P37]" office:value-type="float" office:value="0.38" calcext:value-type="float">
            <text:p>0.3800</text:p>
          </table:table-cell>
          <table:table-cell table:formula="of:=[.Q37]" office:value-type="float" office:value="0.108660254037844" calcext:value-type="float">
            <text:p>0.1087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33]+0.35" office:value-type="float" office:value="0.373263518223331" calcext:value-type="float">
            <text:p>0.373263518223331</text:p>
          </table:table-cell>
          <table:table-cell table:style-name="ce3" table:formula="of:=[.S33]" office:value-type="float" office:value="0.109848077530122" calcext:value-type="float">
            <text:p>0.10985</text:p>
          </table:table-cell>
          <table:table-cell/>
          <table:table-cell table:style-name="ce3" office:value-type="float" office:value="0.109848077530122" calcext:value-type="float">
            <text:p>0.10985</text:p>
          </table:table-cell>
          <table:table-cell office:value-type="float" office:value="0.0232635182233307" calcext:value-type="float">
            <text:p>0.0232635182233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</text:p>
          </table:table-cell>
          <table:table-cell table:formula="of:=[.P38]" office:value-type="float" office:value="0.381427876096865" calcext:value-type="float">
            <text:p>0.3814</text:p>
          </table:table-cell>
          <table:table-cell table:formula="of:=[.Q38]" office:value-type="float" office:value="0.10766044443119" calcext:value-type="float">
            <text:p>0.1077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34]+0.35" office:value-type="float" office:value="0.375" calcext:value-type="float">
            <text:p>0.375</text:p>
          </table:table-cell>
          <table:table-cell table:style-name="ce3" table:formula="of:=[.S34]" office:value-type="float" office:value="0.11" calcext:value-type="float">
            <text:p>0.11000</text:p>
          </table:table-cell>
          <table:table-cell/>
          <table:table-cell table:style-name="ce3" office:value-type="float" office:value="0.11" calcext:value-type="float">
            <text:p>0.1100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(</text:p>
          </table:table-cell>
          <table:table-cell table:formula="of:=[.P39]" office:value-type="float" office:value="0.38266044443119" calcext:value-type="float">
            <text:p>0.3827</text:p>
          </table:table-cell>
          <table:table-cell table:formula="of:=[.Q39]" office:value-type="float" office:value="0.106427876096865" calcext:value-type="float">
            <text:p>0.1064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35]+0.35" office:value-type="float" office:value="0.376736481776669" calcext:value-type="float">
            <text:p>0.376736481776669</text:p>
          </table:table-cell>
          <table:table-cell table:style-name="ce3" table:formula="of:=[.S35]" office:value-type="float" office:value="0.109848077530122" calcext:value-type="float">
            <text:p>0.10985</text:p>
          </table:table-cell>
          <table:table-cell/>
          <table:table-cell table:style-name="ce3" office:value-type="float" office:value="0.109848077530122" calcext:value-type="float">
            <text:p>0.10985</text:p>
          </table:table-cell>
          <table:table-cell office:value-type="float" office:value="0.0267364817766693" calcext:value-type="float">
            <text:p>0.0267364817766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(</text:p>
          </table:table-cell>
          <table:table-cell table:formula="of:=[.P40]" office:value-type="float" office:value="0.383660254037844" calcext:value-type="float">
            <text:p>0.3837</text:p>
          </table:table-cell>
          <table:table-cell table:formula="of:=[.Q40]" office:value-type="float" office:value="0.105" calcext:value-type="float">
            <text:p>0.1050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36]+0.35" office:value-type="float" office:value="0.378420201433257" calcext:value-type="float">
            <text:p>0.378420201433257</text:p>
          </table:table-cell>
          <table:table-cell table:style-name="ce3" table:formula="of:=[.S36]" office:value-type="float" office:value="0.109396926207859" calcext:value-type="float">
            <text:p>0.10940</text:p>
          </table:table-cell>
          <table:table-cell/>
          <table:table-cell table:style-name="ce3" office:value-type="float" office:value="0.109396926207859" calcext:value-type="float">
            <text:p>0.10940</text:p>
          </table:table-cell>
          <table:table-cell office:value-type="float" office:value="0.0284202014332567" calcext:value-type="float">
            <text:p>0.0284202014332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(</text:p>
          </table:table-cell>
          <table:table-cell table:formula="of:=[.P41]" office:value-type="float" office:value="0.384396926207859" calcext:value-type="float">
            <text:p>0.3844</text:p>
          </table:table-cell>
          <table:table-cell table:formula="of:=[.Q41]" office:value-type="float" office:value="0.103420201433257" calcext:value-type="float">
            <text:p>0.1034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37]+0.35" office:value-type="float" office:value="0.38" calcext:value-type="float">
            <text:p>0.38</text:p>
          </table:table-cell>
          <table:table-cell table:formula="of:=[.S37]" office:value-type="float" office:value="0.108660254037844" calcext:value-type="float">
            <text:p>0.108660254037844</text:p>
          </table:table-cell>
          <table:table-cell/>
          <table:table-cell office:value-type="float" office:value="0.108660254037844" calcext:value-type="float">
            <text:p>0.10866025403784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(</text:p>
          </table:table-cell>
          <table:table-cell table:formula="of:=[.P42]" office:value-type="float" office:value="0.384848077530122" calcext:value-type="float">
            <text:p>0.3848</text:p>
          </table:table-cell>
          <table:table-cell table:formula="of:=[.Q42]" office:value-type="float" office:value="0.101736481776669" calcext:value-type="float">
            <text:p>0.1017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38]+0.35" office:value-type="float" office:value="0.381427876096865" calcext:value-type="float">
            <text:p>0.381427876096865</text:p>
          </table:table-cell>
          <table:table-cell table:style-name="ce3" table:formula="of:=[.S38]" office:value-type="float" office:value="0.10766044443119" calcext:value-type="float">
            <text:p>0.10766</text:p>
          </table:table-cell>
          <table:table-cell/>
          <table:table-cell table:style-name="ce3" office:value-type="float" office:value="0.10766044443119" calcext:value-type="float">
            <text:p>0.10766</text:p>
          </table:table-cell>
          <table:table-cell office:value-type="float" office:value="0.0314278760968654" calcext:value-type="float">
            <text:p>0.0314278760968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(</text:p>
          </table:table-cell>
          <table:table-cell table:formula="of:=[.P43]" office:value-type="float" office:value="0.385" calcext:value-type="float">
            <text:p>0.3850</text:p>
          </table:table-cell>
          <table:table-cell table:formula="of:=[.Q43]" office:value-type="float" office:value="0.1" calcext:value-type="float">
            <text:p>0.1000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39]+0.35" office:value-type="float" office:value="0.38266044443119" calcext:value-type="float">
            <text:p>0.38266044443119</text:p>
          </table:table-cell>
          <table:table-cell table:style-name="ce3" table:formula="of:=[.S39]" office:value-type="float" office:value="0.106427876096865" calcext:value-type="float">
            <text:p>0.10643</text:p>
          </table:table-cell>
          <table:table-cell/>
          <table:table-cell table:style-name="ce3" office:value-type="float" office:value="0.106427876096865" calcext:value-type="float">
            <text:p>0.10643</text:p>
          </table:table-cell>
          <table:table-cell office:value-type="float" office:value="0.0326604444311898" calcext:value-type="float">
            <text:p>0.032660444431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(</text:p>
          </table:table-cell>
          <table:table-cell table:formula="of:=[.P44]" office:value-type="float" office:value="0.384950495049505" calcext:value-type="float">
            <text:p>0.3850</text:p>
          </table:table-cell>
          <table:table-cell table:formula="of:=[.Q44]" office:value-type="float" office:value="0.0990061950544612" calcext:value-type="float">
            <text:p>0.0990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40]+0.35" office:value-type="float" office:value="0.383660254037844" calcext:value-type="float">
            <text:p>0.383660254037844</text:p>
          </table:table-cell>
          <table:table-cell table:formula="of:=[.S40]" office:value-type="float" office:value="0.105" calcext:value-type="float">
            <text:p>0.105</text:p>
          </table:table-cell>
          <table:table-cell/>
          <table:table-cell office:value-type="float" office:value="0.105" calcext:value-type="float">
            <text:p>0.105</text:p>
          </table:table-cell>
          <table:table-cell office:value-type="float" office:value="0.0336602540378444" calcext:value-type="float">
            <text:p>0.0336602540378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(</text:p>
          </table:table-cell>
          <table:table-cell table:formula="of:=[.P45]" office:value-type="float" office:value="0.355" calcext:value-type="float">
            <text:p>0.3550</text:p>
          </table:table-cell>
          <table:table-cell table:formula="of:=[.Q45]" office:value-type="float" office:value="-0.1" calcext:value-type="float">
            <text:p>-0.1000</text:p>
          </table:table-cell>
          <table:table-cell/>
          <table:table-cell office:value-type="string" calcext:value-type="string">
            <text:p>)</text:p>
          </table:table-cell>
          <table:table-cell table:number-columns-repeated="9"/>
          <table:table-cell table:formula="of:=[.T41]+0.35" office:value-type="float" office:value="0.384396926207859" calcext:value-type="float">
            <text:p>0.384396926207859</text:p>
          </table:table-cell>
          <table:table-cell table:formula="of:=[.S41]" office:value-type="float" office:value="0.103420201433257" calcext:value-type="float">
            <text:p>0.103420201433257</text:p>
          </table:table-cell>
          <table:table-cell/>
          <table:table-cell office:value-type="float" office:value="0.103420201433257" calcext:value-type="float">
            <text:p>0.103420201433257</text:p>
          </table:table-cell>
          <table:table-cell office:value-type="float" office:value="0.0343969262078591" calcext:value-type="float">
            <text:p>0.034396926207859</text:p>
          </table:table-cell>
        </table:table-row>
        <table:table-row table:style-name="ro1">
          <table:table-cell table:number-columns-repeated="15"/>
          <table:table-cell table:formula="of:=[.T42]+0.35" office:value-type="float" office:value="0.384848077530122" calcext:value-type="float">
            <text:p>0.384848077530122</text:p>
          </table:table-cell>
          <table:table-cell table:formula="of:=[.S42]" office:value-type="float" office:value="0.101736481776669" calcext:value-type="float">
            <text:p>0.101736481776669</text:p>
          </table:table-cell>
          <table:table-cell/>
          <table:table-cell office:value-type="float" office:value="0.101736481776669" calcext:value-type="float">
            <text:p>0.101736481776669</text:p>
          </table:table-cell>
          <table:table-cell office:value-type="float" office:value="0.0348480775301221" calcext:value-type="float">
            <text:p>0.034848077530122</text:p>
          </table:table-cell>
        </table:table-row>
        <table:table-row table:style-name="ro1">
          <table:table-cell table:number-columns-repeated="15"/>
          <table:table-cell table:formula="of:=[.T43]+0.35" office:value-type="float" office:value="0.385" calcext:value-type="float">
            <text:p>0.385</text:p>
          </table:table-cell>
          <table:table-cell table:formula="of:=[.S43]"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1"/>
          <table:table-cell table:formula="of:=[.T44]+0.35" office:value-type="float" office:value="0.384950495049505" calcext:value-type="float">
            <text:p>0.384950495049505</text:p>
          </table:table-cell>
          <table:table-cell table:formula="of:=[.S44]" office:value-type="float" office:value="0.0990061950544612" calcext:value-type="float">
            <text:p>0.099006195054461</text:p>
          </table:table-cell>
          <table:table-cell/>
          <table:table-cell office:value-type="float" office:value="0.0990061950544612" calcext:value-type="float">
            <text:p>0.099006195054461</text:p>
          </table:table-cell>
          <table:table-cell office:value-type="float" office:value="0.034950495049505" calcext:value-type="float">
            <text:p>0.03495049504950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1"/>
          <table:table-cell table:formula="of:=[.T45]+0.35" office:value-type="float" office:value="0.355" calcext:value-type="float">
            <text:p>0.355</text:p>
          </table:table-cell>
          <table:table-cell table:formula="of:=[.S45]" office:value-type="float" office:value="-0.1" calcext:value-type="float">
            <text:p>-0.1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005" calcext:value-type="float">
            <text:p>0.005</text:p>
          </table:table-cell>
        </table:table-row>
      </table:table>
      <table:named-expressions>
        <table:named-range table:name="aCoeff" table:base-cell-address="$Sheet1.$Q$12" table:cell-range-address="$Sheet1.$Q$12"/>
        <table:named-range table:name="Dlip" table:base-cell-address="$Sheet1.$G$3" table:cell-range-address="$Sheet1.$I$4"/>
        <table:named-range table:name="Douter" table:base-cell-address="$Sheet1.$G$4" table:cell-range-address="$Sheet1.$I$5"/>
        <table:named-range table:name="Llip" table:base-cell-address="$Sheet1.$G$3" table:cell-range-address="$Sheet1.$I$3"/>
        <table:named-range table:name="Lwake" table:base-cell-address="$Sheet1.$G$2" table:cell-range-address="$Sheet1.$I$2"/>
        <table:named-range table:name="rlip" table:base-cell-address="$Sheet1.$T$13" table:cell-range-address="$Sheet1.$T$13"/>
        <table:named-range table:name="xlip" table:base-cell-address="$Sheet1.$Q$7" table:cell-range-address="$Sheet1.$Q$7"/>
        <table:named-range table:name="xlow" table:base-cell-address="$Sheet1.$Q$10" table:cell-range-address="$Sheet1.$Q$10"/>
        <table:named-range table:name="ylip" table:base-cell-address="$Sheet1.$Q$8" table:cell-range-address="$Sheet1.$Q$8"/>
      </table:named-expressions>
      <table:database-ranges>
        <table:database-range table:name="__Anonymous_Sheet_DB__0" table:target-range-address="Sheet1.S26:Sheet1.S3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 number:title="User-defined">
      <number:number number:decimal-places="4" loext:min-decimal-places="4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7:23:15.754887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10:59:11.272018722</meta:creation-date>
    <meta:editing-duration>PT4H44M51S</meta:editing-duration>
    <meta:editing-cycles>6</meta:editing-cycles>
    <meta:generator>LibreOffice/6.4.5.2$Linux_X86_64 LibreOffice_project/40$Build-2</meta:generator>
    <dc:date>2020-08-23T17:23:24.948445763</dc:date>
    <meta:document-statistic meta:table-count="1" meta:cell-count="34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2">
      <style:chart-properties chart:display-label="true" chart:logarithmic="false" chart:minimum="0.2" chart:maximum="0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0.15" chart:maximum="0.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21cm" svg:height="20.321cm" xlink:href=".." xlink:type="simple" chart:class="chart:scatter" chart:style-name="ch1">
        <chart:plot-area chart:style-name="ch2" table:cell-range-address="Sheet1.P15:Sheet1.Q50" svg:x="-2.426cm" svg:y="0.405cm" svg:width="22.032cm" svg:height="19.508cm">
          <chartooo:coordinate-region svg:x="1.423cm" svg:y="0.605cm" svg:width="17.851cm" svg:height="19.10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15:Sheet1.Q50" chart:class="chart:scatter">
            <chart:domain table:cell-range-address="Sheet1.P15:Sheet1.P50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">
                <text:p>0.35</text:p>
                <draw:g>
                  <svg:desc>Sheet1.P15:Sheet1.P50</svg:desc>
                </draw:g>
              </table:table-cell>
              <table:table-cell office:value-type="float" office:value="-0.1">
                <text:p>-0.1</text:p>
                <draw:g>
                  <svg:desc>Sheet1.Q15:Sheet1.Q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0154212488899">
                <text:p>0.350154212488899</text:p>
              </table:table-cell>
              <table:table-cell office:value-type="float" office:value="0.0102871850826752">
                <text:p>0.0102871850826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0616849955597">
                <text:p>0.350616849955597</text:p>
              </table:table-cell>
              <table:table-cell office:value-type="float" office:value="0.0205743701653504">
                <text:p>0.0205743701653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1387912400093">
                <text:p>0.351387912400093</text:p>
              </table:table-cell>
              <table:table-cell office:value-type="float" office:value="0.0308615552480256">
                <text:p>0.0308615552480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2467399822387">
                <text:p>0.352467399822387</text:p>
              </table:table-cell>
              <table:table-cell office:value-type="float" office:value="0.0411487403307007">
                <text:p>0.0411487403307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385531222248">
                <text:p>0.35385531222248</text:p>
              </table:table-cell>
              <table:table-cell office:value-type="float" office:value="0.0514359254133759">
                <text:p>0.0514359254133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5551649600371">
                <text:p>0.355551649600371</text:p>
              </table:table-cell>
              <table:table-cell office:value-type="float" office:value="0.0617231104960511">
                <text:p>0.061723110496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755641195606">
                <text:p>0.35755641195606</text:p>
              </table:table-cell>
              <table:table-cell office:value-type="float" office:value="0.0720102955787263">
                <text:p>0.0720102955787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9869599289548">
                <text:p>0.359869599289548</text:p>
              </table:table-cell>
              <table:table-cell office:value-type="float" office:value="0.0822974806614015">
                <text:p>0.0822974806614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2491211600834">
                <text:p>0.362491211600834</text:p>
              </table:table-cell>
              <table:table-cell office:value-type="float" office:value="0.0925846657440767">
                <text:p>0.0925846657440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5421248889919">
                <text:p>0.365421248889919</text:p>
              </table:table-cell>
              <table:table-cell office:value-type="float" office:value="0.102871850826752">
                <text:p>0.102871850826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5421248889919">
                <text:p>0.365421248889919</text:p>
              </table:table-cell>
              <table:table-cell office:value-type="float" office:value="0.102871850826752">
                <text:p>0.102871850826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5603073792141">
                <text:p>0.365603073792141</text:p>
              </table:table-cell>
              <table:table-cell office:value-type="float" office:value="0.103420201433257">
                <text:p>0.103420201433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6339745962156">
                <text:p>0.366339745962156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733955556881">
                <text:p>0.36733955556881</text:p>
              </table:table-cell>
              <table:table-cell office:value-type="float" office:value="0.106427876096865">
                <text:p>0.1064278760968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8572123903135">
                <text:p>0.368572123903135</text:p>
              </table:table-cell>
              <table:table-cell office:value-type="float" office:value="0.10766044443119">
                <text:p>0.10766044443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">
                <text:p>0.37</text:p>
              </table:table-cell>
              <table:table-cell office:value-type="float" office:value="0.108660254037844">
                <text:p>0.108660254037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1579798566743">
                <text:p>0.371579798566743</text:p>
              </table:table-cell>
              <table:table-cell office:value-type="float" office:value="0.109396926207859">
                <text:p>0.109396926207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3263518223331">
                <text:p>0.373263518223331</text:p>
              </table:table-cell>
              <table:table-cell office:value-type="float" office:value="0.109848077530122">
                <text:p>0.109848077530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6736481776669">
                <text:p>0.376736481776669</text:p>
              </table:table-cell>
              <table:table-cell office:value-type="float" office:value="0.109848077530122">
                <text:p>0.109848077530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78420201433257">
                <text:p>0.378420201433257</text:p>
              </table:table-cell>
              <table:table-cell office:value-type="float" office:value="0.109396926207859">
                <text:p>0.1093969262078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">
                <text:p>0.38</text:p>
              </table:table-cell>
              <table:table-cell office:value-type="float" office:value="0.108660254037844">
                <text:p>0.108660254037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1427876096865">
                <text:p>0.381427876096865</text:p>
              </table:table-cell>
              <table:table-cell office:value-type="float" office:value="0.10766044443119">
                <text:p>0.107660444431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266044443119">
                <text:p>0.38266044443119</text:p>
              </table:table-cell>
              <table:table-cell office:value-type="float" office:value="0.106427876096865">
                <text:p>0.106427876096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3660254037844">
                <text:p>0.383660254037844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84396926207859">
                <text:p>0.384396926207859</text:p>
              </table:table-cell>
              <table:table-cell office:value-type="float" office:value="0.103420201433257">
                <text:p>0.1034202014332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4848077530122">
                <text:p>0.384848077530122</text:p>
              </table:table-cell>
              <table:table-cell office:value-type="float" office:value="0.101736481776669">
                <text:p>0.1017364817766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5">
                <text:p>0.38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4950495049505">
                <text:p>0.384950495049505</text:p>
              </table:table-cell>
              <table:table-cell office:value-type="float" office:value="0.0990061950544612">
                <text:p>0.0990061950544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5">
                <text:p>0.35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